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666666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49cm" fo:min-width="8.599cm"/>
    </style:style>
    <style:style style:name="gr5" style:family="graphic" style:parent-style-name="standard">
      <style:graphic-properties draw:stroke="solid" svg:stroke-width="0.353cm" svg:stroke-color="#ffffff" draw:marker-start-width="0.729cm" draw:marker-end-width="0.729cm" draw:fill="solid" draw:fill-color="#ffffff" draw:textarea-horizontal-align="justify" draw:textarea-vertical-align="middle" draw:auto-grow-height="false" fo:min-height="3.216cm" fo:min-width="17.248cm" fo:padding-top="0.301cm" fo:padding-bottom="0.301cm" fo:padding-left="0.426cm" fo:padding-right="0.426cm"/>
    </style:style>
    <style:style style:name="gr6" style:family="graphic" style:parent-style-name="standard">
      <style:graphic-properties svg:stroke-width="0.353cm" svg:stroke-color="#ffffff" draw:marker-start-width="0.729cm" draw:marker-end-width="0.729cm" draw:fill="none" draw:textarea-horizontal-align="justify" draw:textarea-vertical-align="middle" draw:auto-grow-height="false" fo:min-height="13.04cm" fo:min-width="17.248cm" fo:padding-top="0.301cm" fo:padding-bottom="0.301cm" fo:padding-left="0.426cm" fo:padding-right="0.426cm"/>
    </style:style>
    <style:style style:name="gr7" style:family="graphic" style:parent-style-name="standard">
      <style:graphic-properties draw:stroke="none" draw:fill-color="#808080" draw:textarea-horizontal-align="justify" draw:textarea-vertical-align="middle" draw:auto-grow-height="false" fo:min-height="3.902cm" fo:min-width="11.052cm"/>
    </style:style>
    <style:style style:name="gr8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textarea-horizontal-align="justify" draw:textarea-vertical-align="middle" draw:auto-grow-height="false" fo:min-height="2.439cm" fo:min-width="2.236cm" fo:padding-top="0.231cm" fo:padding-bottom="0.231cm" fo:padding-left="0.356cm" fo:padding-right="0.356cm"/>
    </style:style>
    <style:style style:name="gr9" style:family="graphic" style:parent-style-name="standard">
      <style:graphic-properties draw:stroke="solid" svg:stroke-width="0.212cm" svg:stroke-color="#ffffff" draw:marker-start-width="0.518cm" draw:marker-end-width="0.518cm" draw:fill="solid" draw:fill-color="#ffffff" draw:textarea-horizontal-align="justify" draw:textarea-vertical-align="middle" draw:auto-grow-height="false" fo:min-height="0.467cm" fo:min-width="4.965cm" fo:padding-top="0.231cm" fo:padding-bottom="0.231cm" fo:padding-left="0.356cm" fo:padding-right="0.356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666666"/>
      <style:paragraph-properties fo:text-align="center"/>
      <style:text-properties fo:color="#8d281e"/>
    </style:style>
    <style:style style:name="P3" style:family="paragraph">
      <loext:graphic-properties draw:fill-color="#ffffff" draw:opacity="6%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ffffff" style:font-name="DejaVu Sans Condensed" fo:font-size="300pt" style:font-size-asian="300pt" style:font-size-complex="300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style:font-name="DejaVu Sans Condensed" fo:font-size="300pt" style:font-size-asian="300pt" style:font-size-complex="3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9.099cm" svg:height="8.999cm" svg:x="63.689cm" svg:y="28.389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4" draw:layer="layout" svg:width="18.1cm" svg:height="3.818cm" svg:x="40cm" svg:y="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8.1cm" svg:height="13.642cm" svg:x="40cm" svg:y="39.658cm">
          <text:p text:style-name="P5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2cm" svg:height="4.6cm" svg:x="64.2cm" svg:y="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948cm" svg:height="2.9cm" svg:x="65.6cm" svg:y="61.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2.948cm" svg:height="2.9cm" svg:x="72.152cm" svg:y="61.70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.676cm" svg:height="0.928cm" svg:x="67.348cm" svg:y="62.744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47:58.307138087</dc:date>
    <meta:editing-duration>PT33M45S</meta:editing-duration>
    <meta:editing-cycles>9</meta:editing-cycles>
    <meta:generator>LibreOffice/6.1.5.2$Linux_X86_64 LibreOffice_project/10$Build-2</meta:generator>
    <meta:document-statistic meta:object-count="10"/>
  </office:meta>
</office:document-meta>
</file>